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35.7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000x50_random_values_AVLTree_result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83753705592957" calcext:value-type="float">
            <text:p>0.1837537055929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0.187220292991036" calcext:value-type="float">
            <text:p>-0.18722029299103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132259689531045" calcext:value-type="float">
            <text:p>0.13225968953104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321557007938544" calcext:value-type="float">
            <text:p>0.32155700793854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24551266781415" calcext:value-type="float">
            <text:p>0.2455126678141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357076839842412" calcext:value-type="float">
            <text:p>0.35707683984241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41629093434484" calcext:value-type="float">
            <text:p>0.4162909343448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486274586627371" calcext:value-type="float">
            <text:p>0.48627458662737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528376708845408" calcext:value-type="float">
            <text:p>0.52837670884540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579772167664273" calcext:value-type="float">
            <text:p>0.579772167664273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627048213833253" calcext:value-type="float">
            <text:p>0.627048213833253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745995519012647" calcext:value-type="float">
            <text:p>0.745995519012647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704030339685145" calcext:value-type="float">
            <text:p>0.70403033968514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913681425341403" calcext:value-type="float">
            <text:p>0.913681425341403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755821517987245" calcext:value-type="float">
            <text:p>0.75582151798724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761047839255837" calcext:value-type="float">
            <text:p>0.761047839255837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762288348525821" calcext:value-type="float">
            <text:p>0.762288348525821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897704048050761" calcext:value-type="float">
            <text:p>0.897704048050761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930296845422879" calcext:value-type="float">
            <text:p>0.93029684542287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99385929614643" calcext:value-type="float">
            <text:p>0.99385929614643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878940951591717" calcext:value-type="float">
            <text:p>0.878940951591717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918884448056597" calcext:value-type="float">
            <text:p>0.918884448056597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1.0233471296282" calcext:value-type="float">
            <text:p>1.0233471296282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1.10262233924735" calcext:value-type="float">
            <text:p>1.1026223392473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.15123190842995" calcext:value-type="float">
            <text:p>1.1512319084299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1.18175214790192" calcext:value-type="float">
            <text:p>1.18175214790192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1.2128744718505" calcext:value-type="float">
            <text:p>1.212874471850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1.19743219004225" calcext:value-type="float">
            <text:p>1.19743219004225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1.18089968676623" calcext:value-type="float">
            <text:p>1.1808996867662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.19579729069206" calcext:value-type="float">
            <text:p>1.19579729069206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1.20812143019293" calcext:value-type="float">
            <text:p>1.20812143019293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.22318691865304" calcext:value-type="float">
            <text:p>1.22318691865304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1.23647679865148" calcext:value-type="float">
            <text:p>1.23647679865148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1.33231724454098" calcext:value-type="float">
            <text:p>1.33231724454098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.24207657395198" calcext:value-type="float">
            <text:p>1.24207657395198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.29428541620607" calcext:value-type="float">
            <text:p>1.29428541620607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1.2858407455371" calcext:value-type="float">
            <text:p>1.2858407455371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1.28847280059978" calcext:value-type="float">
            <text:p>1.28847280059978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1.32483988794523" calcext:value-type="float">
            <text:p>1.3248398879452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.2912800285918" calcext:value-type="float">
            <text:p>1.2912800285918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1.32068207019907" calcext:value-type="float">
            <text:p>1.32068207019907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1.30193022305069" calcext:value-type="float">
            <text:p>1.30193022305069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1.34815293078228" calcext:value-type="float">
            <text:p>1.34815293078228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1.38742720253412" calcext:value-type="float">
            <text:p>1.38742720253412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.3740991680366" calcext:value-type="float">
            <text:p>1.3740991680366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1.39147322812156" calcext:value-type="float">
            <text:p>1.39147322812156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1.4587662301562" calcext:value-type="float">
            <text:p>1.4587662301562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1.41777385038338" calcext:value-type="float">
            <text:p>1.41777385038338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1.4489844265948" calcext:value-type="float">
            <text:p>1.448984426594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.4428574566651" calcext:value-type="float">
            <text:p>1.4428574566651</text:p>
          </table:table-cell>
        </table:table-row>
      </table:table>
      <table:table table:name="1000x50_random_values_BinarySearchTree_result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0.323397830417982" calcext:value-type="float">
            <text:p>-0.3233978304179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0.479647495916682" calcext:value-type="float">
            <text:p>-0.47964749591668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-0.316592700867905" calcext:value-type="float">
            <text:p>-0.31659270086790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-0.10132965703447" calcext:value-type="float">
            <text:p>-0.1013296570344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-0.0355517920833391" calcext:value-type="float">
            <text:p>-0.03555179208333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663632022584946" calcext:value-type="float">
            <text:p>0.06636320225849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13443212489584" calcext:value-type="float">
            <text:p>0.1344321248958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194431082563702" calcext:value-type="float">
            <text:p>0.194431082563702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2529258116658" calcext:value-type="float">
            <text:p>0.252925811665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829683212573097" calcext:value-type="float">
            <text:p>0.829683212573097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362783963469914" calcext:value-type="float">
            <text:p>0.362783963469914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412040330191658" calcext:value-type="float">
            <text:p>0.41204033019165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442275900706588" calcext:value-type="float">
            <text:p>0.442275900706588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475787371974642" calcext:value-type="float">
            <text:p>0.47578737197464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529353344971997" calcext:value-type="float">
            <text:p>0.529353344971997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55493715468593" calcext:value-type="float">
            <text:p>0.55493715468593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679400638780887" calcext:value-type="float">
            <text:p>0.67940063878088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658221334447711" calcext:value-type="float">
            <text:p>0.658221334447711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630051391142388" calcext:value-type="float">
            <text:p>0.63005139114238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624323357009221" calcext:value-type="float">
            <text:p>0.624323357009221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668283388723757" calcext:value-type="float">
            <text:p>0.668283388723757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741033353768175" calcext:value-type="float">
            <text:p>0.741033353768175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796976528387594" calcext:value-type="float">
            <text:p>0.796976528387594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843176696280065" calcext:value-type="float">
            <text:p>0.84317669628006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749117662356322" calcext:value-type="float">
            <text:p>0.749117662356322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760859573813061" calcext:value-type="float">
            <text:p>0.760859573813061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1.07881918309885" calcext:value-type="float">
            <text:p>1.0788191830988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976932011193484" calcext:value-type="float">
            <text:p>0.976932011193484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889839334367702" calcext:value-type="float">
            <text:p>0.88983933436770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895869870969237" calcext:value-type="float">
            <text:p>0.895869870969237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0.977266212427293" calcext:value-type="float">
            <text:p>0.977266212427293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957180923386696" calcext:value-type="float">
            <text:p>0.957180923386696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0.907223197408704" calcext:value-type="float">
            <text:p>0.907223197408704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0.899979094877029" calcext:value-type="float">
            <text:p>0.899979094877029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968907695597085" calcext:value-type="float">
            <text:p>0.968907695597085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.02312071051984" calcext:value-type="float">
            <text:p>1.02312071051984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1.20185030216181" calcext:value-type="float">
            <text:p>1.20185030216181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1.11765900387581" calcext:value-type="float">
            <text:p>1.11765900387581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1.12311303917333" calcext:value-type="float">
            <text:p>1.1231130391733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.11049206723062" calcext:value-type="float">
            <text:p>1.11049206723062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1.10289656916729" calcext:value-type="float">
            <text:p>1.10289656916729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1.19531005029791" calcext:value-type="float">
            <text:p>1.19531005029791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1.15195178870727" calcext:value-type="float">
            <text:p>1.15195178870727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1.27119781638435" calcext:value-type="float">
            <text:p>1.27119781638435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.16419517231591" calcext:value-type="float">
            <text:p>1.16419517231591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1.19501356287583" calcext:value-type="float">
            <text:p>1.19501356287583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1.17896256644309" calcext:value-type="float">
            <text:p>1.17896256644309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1.20112116406799" calcext:value-type="float">
            <text:p>1.20112116406799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1.29161967410334" calcext:value-type="float">
            <text:p>1.2916196741033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.21654063307244" calcext:value-type="float">
            <text:p>1.21654063307244</text:p>
          </table:table-cell>
        </table:table-row>
      </table:table>
      <table:table table:name="1000x50_ordered_values_AVLTree_result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0.642255674819624" calcext:value-type="float">
            <text:p>-0.6422556748196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0.307505592496916" calcext:value-type="float">
            <text:p>-0.30750559249691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-0.0933956282750197" calcext:value-type="float">
            <text:p>-0.0933956282750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867156639448825" calcext:value-type="float">
            <text:p>0.08671566394488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139028547485683" calcext:value-type="float">
            <text:p>0.13902854748568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272700056789586" calcext:value-type="float">
            <text:p>0.27270005678958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689326621315885" calcext:value-type="float">
            <text:p>0.68932662131588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338436571382445" calcext:value-type="float">
            <text:p>0.33843657138244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400054211274874" calcext:value-type="float">
            <text:p>0.40005421127487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4471890512688" calcext:value-type="float">
            <text:p>0.4471890512688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467992659521148" calcext:value-type="float">
            <text:p>0.467992659521148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496569892213299" calcext:value-type="float">
            <text:p>0.496569892213299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52945602113109" calcext:value-type="float">
            <text:p>0.52945602113109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568612348987613" calcext:value-type="float">
            <text:p>0.568612348987613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574818075231502" calcext:value-type="float">
            <text:p>0.574818075231502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706188456790527" calcext:value-type="float">
            <text:p>0.706188456790527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75969805542888" calcext:value-type="float">
            <text:p>0.75969805542888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682974950184588" calcext:value-type="float">
            <text:p>0.682974950184588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747380730246287" calcext:value-type="float">
            <text:p>0.74738073024628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72175292520699" calcext:value-type="float">
            <text:p>0.72175292520699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762641058266736" calcext:value-type="float">
            <text:p>0.762641058266736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815869835969464" calcext:value-type="float">
            <text:p>0.815869835969464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802308404843316" calcext:value-type="float">
            <text:p>0.802308404843316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850774850609366" calcext:value-type="float">
            <text:p>0.85077485060936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917127240842179" calcext:value-type="float">
            <text:p>0.917127240842179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912960314043116" calcext:value-type="float">
            <text:p>0.912960314043116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.913723806388476" calcext:value-type="float">
            <text:p>0.913723806388476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900208677868403" calcext:value-type="float">
            <text:p>0.900208677868403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906502046030145" calcext:value-type="float">
            <text:p>0.90650204603014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.00448474097601" calcext:value-type="float">
            <text:p>1.00448474097601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0.97230005760461" calcext:value-type="float">
            <text:p>0.97230005760461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949560763036212" calcext:value-type="float">
            <text:p>0.949560763036212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1.03250594243681" calcext:value-type="float">
            <text:p>1.03250594243681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1.02881110568336" calcext:value-type="float">
            <text:p>1.02881110568336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.02042343866936" calcext:value-type="float">
            <text:p>1.02042343866936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.13893394025692" calcext:value-type="float">
            <text:p>1.13893394025692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1.11832425971388" calcext:value-type="float">
            <text:p>1.11832425971388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1.09709411484155" calcext:value-type="float">
            <text:p>1.09709411484155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1.16808774529868" calcext:value-type="float">
            <text:p>1.1680877452986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.13171167167126" calcext:value-type="float">
            <text:p>1.13171167167126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1.11897528929507" calcext:value-type="float">
            <text:p>1.11897528929507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1.15780720541517" calcext:value-type="float">
            <text:p>1.15780720541517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1.1461714629551" calcext:value-type="float">
            <text:p>1.1461714629551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1.17380957271778" calcext:value-type="float">
            <text:p>1.17380957271778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.13193929521042" calcext:value-type="float">
            <text:p>1.13193929521042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1.23944964145717" calcext:value-type="float">
            <text:p>1.23944964145717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1.21281594410655" calcext:value-type="float">
            <text:p>1.21281594410655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1.20219123869658" calcext:value-type="float">
            <text:p>1.20219123869658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1.27939086034497" calcext:value-type="float">
            <text:p>1.2793908603449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.18623285029519" calcext:value-type="float">
            <text:p>1.18623285029519</text:p>
          </table:table-cell>
        </table:table-row>
      </table:table>
      <table:table table:name="1000x50_ordered_values_BinarySearchTree_results" table:style-name="ta1"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62814361212895" calcext:value-type="float">
            <text:p>0.628143612128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27442573556205" calcext:value-type="float">
            <text:p>1.2744257355620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64464633146477" calcext:value-type="float">
            <text:p>1.6446463314647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8687836958929" calcext:value-type="float">
            <text:p>1.868783695892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08165617362316" calcext:value-type="float">
            <text:p>2.0816561736231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2686488665422" calcext:value-type="float">
            <text:p>2.268648866542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.3776185611616" calcext:value-type="float">
            <text:p>2.377618561161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48106134268678" calcext:value-type="float">
            <text:p>2.4810613426867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.59369845092691" calcext:value-type="float">
            <text:p>2.5936984509269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71321559891581" calcext:value-type="float">
            <text:p>2.71321559891581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.77724429335094" calcext:value-type="float">
            <text:p>2.77724429335094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.8572699414572" calcext:value-type="float">
            <text:p>2.8572699414572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2.921577862277" calcext:value-type="float">
            <text:p>2.921577862277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.9878710320678" calcext:value-type="float">
            <text:p>2.987871032067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.05027536608453" calcext:value-type="float">
            <text:p>3.0502753660845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.11633994611779" calcext:value-type="float">
            <text:p>3.11633994611779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3.16318902457656" calcext:value-type="float">
            <text:p>3.16318902457656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.22128497361256" calcext:value-type="float">
            <text:p>3.22128497361256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3.28104687336872" calcext:value-type="float">
            <text:p>3.2810468733687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.34910437754013" calcext:value-type="float">
            <text:p>3.34910437754013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3.38395340302663" calcext:value-type="float">
            <text:p>3.38395340302663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3.4125000773491" calcext:value-type="float">
            <text:p>3.4125000773491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3.46228425775462" calcext:value-type="float">
            <text:p>3.46228425775462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3.50282239385585" calcext:value-type="float">
            <text:p>3.5028223938558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.54845392480806" calcext:value-type="float">
            <text:p>3.54845392480806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3.58348534777435" calcext:value-type="float">
            <text:p>3.5834853477743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3.64549597524819" calcext:value-type="float">
            <text:p>3.64549597524819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3.67635438919111" calcext:value-type="float">
            <text:p>3.67635438919111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3.70385801629784" calcext:value-type="float">
            <text:p>3.7038580162978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75819271391054" calcext:value-type="float">
            <text:p>3.75819271391054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3.78901878345872" calcext:value-type="float">
            <text:p>3.78901878345872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3.79440120696539" calcext:value-type="float">
            <text:p>3.79440120696539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3.82261958279708" calcext:value-type="float">
            <text:p>3.82261958279708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3.86014504111393" calcext:value-type="float">
            <text:p>3.86014504111393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.88852200761331" calcext:value-type="float">
            <text:p>3.88852200761331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.92866652591739" calcext:value-type="float">
            <text:p>3.92866652591739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3.96579182747692" calcext:value-type="float">
            <text:p>3.96579182747692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4.01439251222066" calcext:value-type="float">
            <text:p>4.01439251222066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4.04428577673313" calcext:value-type="float">
            <text:p>4.0442857767331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.08590060633633" calcext:value-type="float">
            <text:p>4.08590060633633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4.10439853283676" calcext:value-type="float">
            <text:p>4.10439853283676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4.1310805179765" calcext:value-type="float">
            <text:p>4.1310805179765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4.16186129017227" calcext:value-type="float">
            <text:p>4.16186129017227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4.22110892977883" calcext:value-type="float">
            <text:p>4.22110892977883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4.2001659888816" calcext:value-type="float">
            <text:p>4.2001659888816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4.23106698313917" calcext:value-type="float">
            <text:p>4.23106698313917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4.26471426447384" calcext:value-type="float">
            <text:p>4.26471426447384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4.29908794219921" calcext:value-type="float">
            <text:p>4.29908794219921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4.3250436165647" calcext:value-type="float">
            <text:p>4.325043616564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.35268276297188" calcext:value-type="float">
            <text:p>4.35268276297188</text:p>
          </table:table-cell>
        </table:table-row>
      </table:table>
      <table:table table:name="Chart" table:style-name="ta1">
        <table:shapes>
          <draw:frame draw:z-index="0" draw:style-name="gr1" draw:text-style-name="P1" svg:width="304.52mm" svg:height="174.51mm" svg:x="338.39mm" svg:y="7.7mm">
            <draw:object draw:notify-on-update-of-ranges="1000x50_random_values_AVLTree_results.B1:1000x50_random_values_AVLTree_results.B50 1000x50_random_values_BinarySearchTree_results.B1:1000x50_random_values_BinarySearchTree_results.B50 1000x50_ordered_values_AVLTree_results.B1:1000x50_ordered_values_AVLTree_results.B50 1000x50_ordered_values_BinarySearchTree_results.B1:1000x50_ordered_values_BinarySearchTree_results.B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6:27:56.068260395</meta:creation-date>
    <dc:date>2018-05-29T22:49:53.922211765</dc:date>
    <meta:editing-duration>PT6H1M16S</meta:editing-duration>
    <meta:editing-cycles>1</meta:editing-cycles>
    <meta:document-statistic meta:table-count="5" meta:cell-count="400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453cm" svg:height="17.452cm" xlink:href=".." xlink:type="simple" chart:class="chart:line" chart:style-name="ch1">
        <chart:title svg:x="9.031cm" svg:y="0.484cm" chart:style-name="ch2">
          <text:p>AVLTree vs. Ordinary Binary Search Tree Insert Performance</text:p>
        </chart:title>
        <chart:subtitle svg:x="9.11cm" svg:y="1.534cm" chart:style-name="ch3">
          <text:p>Performance comparison of inserting n integers into AVLTree vs BST. 
Ordered values were the numbers 1 to n.</text:p>
        </chart:subtitle>
        <chart:legend chart:legend-position="end" svg:x="26.754cm" svg:y="7.838cm" style:legend-expansion="high" chart:style-name="ch4"/>
        <chart:plot-area chart:style-name="ch5" table:cell-range-address="1000x50_random_values_AVLTree_results.B1:1000x50_random_values_AVLTree_results.B50 1000x50_random_values_BinarySearchTree_results.B1:1000x50_random_values_BinarySearchTree_results.B50 1000x50_ordered_values_AVLTree_results.B1:1000x50_ordered_values_AVLTree_results.B50 1000x50_ordered_values_BinarySearchTree_results.B1:1000x50_ordered_values_BinarySearchTree_results.B50" chart:data-source-has-labels="row" svg:x="1.568cm" svg:y="2.856cm" svg:width="24.577cm" svg:height="13.318cm">
          <chartooo:coordinate-region svg:x="2.11cm" svg:y="3.017cm" svg:width="23.849cm" svg:height="12.998cm"/>
          <chart:axis chart:dimension="x" chart:name="primary-x" chart:style-name="ch6">
            <chart:title svg:x="11.656cm" svg:y="16.523cm" chart:style-name="ch7">
              <text:p>Number of values / thousands</text:p>
            </chart:title>
          </chart:axis>
          <chart:axis chart:dimension="y" chart:name="primary-y" chart:style-name="ch6">
            <chart:title svg:x="0.451cm" svg:y="11.332cm" chart:style-name="ch8">
              <text:p>Time / Log(Milliseconds)</text:p>
            </chart:title>
            <chart:grid chart:style-name="ch9" chart:class="major"/>
          </chart:axis>
          <chart:series chart:style-name="ch10" chart:values-cell-range-address="1000x50_random_values_AVLTree_results.B1:1000x50_random_values_AVLTree_results.B50" loext:label-string="avltree_random" chart:class="chart:line">
            <chart:data-point chart:repeated="50"/>
          </chart:series>
          <chart:series chart:style-name="ch11" chart:values-cell-range-address="1000x50_random_values_BinarySearchTree_results.B1:1000x50_random_values_BinarySearchTree_results.B50" loext:label-string="bst_random" chart:class="chart:line">
            <chart:data-point chart:repeated="50"/>
          </chart:series>
          <chart:series chart:style-name="ch12" chart:values-cell-range-address="1000x50_ordered_values_AVLTree_results.B1:1000x50_ordered_values_AVLTree_results.B50" loext:label-string="avltree_ordered" chart:class="chart:line">
            <chart:data-point chart:repeated="50"/>
          </chart:series>
          <chart:series chart:style-name="ch13" chart:values-cell-range-address="1000x50_ordered_values_BinarySearchTree_results.B1:1000x50_ordered_values_BinarySearchTree_results.B50" loext:label-string="bst_ordered" chart:class="chart:line"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ltree_random</text:p>
              </table:table-cell>
              <table:table-cell office:value-type="string">
                <text:p>bst_random</text:p>
              </table:table-cell>
              <table:table-cell office:value-type="string">
                <text:p>avltree_ordered</text:p>
              </table:table-cell>
              <table:table-cell office:value-type="string">
                <text:p>bst_order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3753705592957">
                <text:p>0.183753705592957</text:p>
                <draw:g>
                  <svg:desc>1000x50_random_values_AVLTree_results.B1:1000x50_random_values_AVLTree_results.B50</svg:desc>
                </draw:g>
              </table:table-cell>
              <table:table-cell office:value-type="float" office:value="-0.323397830417982">
                <text:p>-0.323397830417982</text:p>
                <draw:g>
                  <svg:desc>1000x50_random_values_BinarySearchTree_results.B1:1000x50_random_values_BinarySearchTree_results.B50</svg:desc>
                </draw:g>
              </table:table-cell>
              <table:table-cell office:value-type="float" office:value="-0.642255674819624">
                <text:p>-0.642255674819624</text:p>
                <draw:g>
                  <svg:desc>1000x50_ordered_values_AVLTree_results.B1:1000x50_ordered_values_AVLTree_results.B50</svg:desc>
                </draw:g>
              </table:table-cell>
              <table:table-cell office:value-type="float" office:value="0.62814361212895">
                <text:p>0.62814361212895</text:p>
                <draw:g>
                  <svg:desc>1000x50_ordered_values_BinarySearchTree_results.B1:1000x50_ordered_values_BinarySearchTree_results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87220292991036">
                <text:p>-0.187220292991036</text:p>
              </table:table-cell>
              <table:table-cell office:value-type="float" office:value="-0.479647495916682">
                <text:p>-0.479647495916682</text:p>
              </table:table-cell>
              <table:table-cell office:value-type="float" office:value="-0.307505592496916">
                <text:p>-0.307505592496916</text:p>
              </table:table-cell>
              <table:table-cell office:value-type="float" office:value="1.27442573556205">
                <text:p>1.27442573556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2259689531045">
                <text:p>0.132259689531045</text:p>
              </table:table-cell>
              <table:table-cell office:value-type="float" office:value="-0.316592700867905">
                <text:p>-0.316592700867905</text:p>
              </table:table-cell>
              <table:table-cell office:value-type="float" office:value="-0.0933956282750197">
                <text:p>-0.0933956282750197</text:p>
              </table:table-cell>
              <table:table-cell office:value-type="float" office:value="1.64464633146477">
                <text:p>1.644646331464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1557007938544">
                <text:p>0.321557007938544</text:p>
              </table:table-cell>
              <table:table-cell office:value-type="float" office:value="-0.10132965703447">
                <text:p>-0.10132965703447</text:p>
              </table:table-cell>
              <table:table-cell office:value-type="float" office:value="0.0867156639448825">
                <text:p>0.0867156639448825</text:p>
              </table:table-cell>
              <table:table-cell office:value-type="float" office:value="1.8687836958929">
                <text:p>1.8687836958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551266781415">
                <text:p>0.24551266781415</text:p>
              </table:table-cell>
              <table:table-cell office:value-type="float" office:value="-0.0355517920833391">
                <text:p>-0.0355517920833391</text:p>
              </table:table-cell>
              <table:table-cell office:value-type="float" office:value="0.139028547485683">
                <text:p>0.139028547485683</text:p>
              </table:table-cell>
              <table:table-cell office:value-type="float" office:value="2.08165617362316">
                <text:p>2.081656173623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7076839842412">
                <text:p>0.357076839842412</text:p>
              </table:table-cell>
              <table:table-cell office:value-type="float" office:value="0.0663632022584946">
                <text:p>0.0663632022584946</text:p>
              </table:table-cell>
              <table:table-cell office:value-type="float" office:value="0.272700056789586">
                <text:p>0.272700056789586</text:p>
              </table:table-cell>
              <table:table-cell office:value-type="float" office:value="2.2686488665422">
                <text:p>2.26864886654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629093434484">
                <text:p>0.41629093434484</text:p>
              </table:table-cell>
              <table:table-cell office:value-type="float" office:value="0.13443212489584">
                <text:p>0.13443212489584</text:p>
              </table:table-cell>
              <table:table-cell office:value-type="float" office:value="0.689326621315885">
                <text:p>0.689326621315885</text:p>
              </table:table-cell>
              <table:table-cell office:value-type="float" office:value="2.3776185611616">
                <text:p>2.37761856116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86274586627371">
                <text:p>0.486274586627371</text:p>
              </table:table-cell>
              <table:table-cell office:value-type="float" office:value="0.194431082563702">
                <text:p>0.194431082563702</text:p>
              </table:table-cell>
              <table:table-cell office:value-type="float" office:value="0.338436571382445">
                <text:p>0.338436571382445</text:p>
              </table:table-cell>
              <table:table-cell office:value-type="float" office:value="2.48106134268678">
                <text:p>2.481061342686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28376708845408">
                <text:p>0.528376708845408</text:p>
              </table:table-cell>
              <table:table-cell office:value-type="float" office:value="0.2529258116658">
                <text:p>0.2529258116658</text:p>
              </table:table-cell>
              <table:table-cell office:value-type="float" office:value="0.400054211274874">
                <text:p>0.400054211274874</text:p>
              </table:table-cell>
              <table:table-cell office:value-type="float" office:value="2.59369845092691">
                <text:p>2.593698450926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79772167664273">
                <text:p>0.579772167664273</text:p>
              </table:table-cell>
              <table:table-cell office:value-type="float" office:value="0.829683212573097">
                <text:p>0.829683212573097</text:p>
              </table:table-cell>
              <table:table-cell office:value-type="float" office:value="0.4471890512688">
                <text:p>0.4471890512688</text:p>
              </table:table-cell>
              <table:table-cell office:value-type="float" office:value="2.71321559891581">
                <text:p>2.713215598915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27048213833253">
                <text:p>0.627048213833253</text:p>
              </table:table-cell>
              <table:table-cell office:value-type="float" office:value="0.362783963469914">
                <text:p>0.362783963469914</text:p>
              </table:table-cell>
              <table:table-cell office:value-type="float" office:value="0.467992659521148">
                <text:p>0.467992659521148</text:p>
              </table:table-cell>
              <table:table-cell office:value-type="float" office:value="2.77724429335094">
                <text:p>2.777244293350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5995519012647">
                <text:p>0.745995519012647</text:p>
              </table:table-cell>
              <table:table-cell office:value-type="float" office:value="0.412040330191658">
                <text:p>0.412040330191658</text:p>
              </table:table-cell>
              <table:table-cell office:value-type="float" office:value="0.496569892213299">
                <text:p>0.496569892213299</text:p>
              </table:table-cell>
              <table:table-cell office:value-type="float" office:value="2.8572699414572">
                <text:p>2.85726994145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04030339685145">
                <text:p>0.704030339685145</text:p>
              </table:table-cell>
              <table:table-cell office:value-type="float" office:value="0.442275900706588">
                <text:p>0.442275900706588</text:p>
              </table:table-cell>
              <table:table-cell office:value-type="float" office:value="0.52945602113109">
                <text:p>0.52945602113109</text:p>
              </table:table-cell>
              <table:table-cell office:value-type="float" office:value="2.921577862277">
                <text:p>2.9215778622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3681425341403">
                <text:p>0.913681425341403</text:p>
              </table:table-cell>
              <table:table-cell office:value-type="float" office:value="0.475787371974642">
                <text:p>0.475787371974642</text:p>
              </table:table-cell>
              <table:table-cell office:value-type="float" office:value="0.568612348987613">
                <text:p>0.568612348987613</text:p>
              </table:table-cell>
              <table:table-cell office:value-type="float" office:value="2.9878710320678">
                <text:p>2.98787103206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5821517987245">
                <text:p>0.755821517987245</text:p>
              </table:table-cell>
              <table:table-cell office:value-type="float" office:value="0.529353344971997">
                <text:p>0.529353344971997</text:p>
              </table:table-cell>
              <table:table-cell office:value-type="float" office:value="0.574818075231502">
                <text:p>0.574818075231502</text:p>
              </table:table-cell>
              <table:table-cell office:value-type="float" office:value="3.05027536608453">
                <text:p>3.050275366084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61047839255837">
                <text:p>0.761047839255837</text:p>
              </table:table-cell>
              <table:table-cell office:value-type="float" office:value="0.55493715468593">
                <text:p>0.55493715468593</text:p>
              </table:table-cell>
              <table:table-cell office:value-type="float" office:value="0.706188456790527">
                <text:p>0.706188456790527</text:p>
              </table:table-cell>
              <table:table-cell office:value-type="float" office:value="3.11633994611779">
                <text:p>3.116339946117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62288348525821">
                <text:p>0.762288348525821</text:p>
              </table:table-cell>
              <table:table-cell office:value-type="float" office:value="0.679400638780887">
                <text:p>0.679400638780887</text:p>
              </table:table-cell>
              <table:table-cell office:value-type="float" office:value="0.75969805542888">
                <text:p>0.75969805542888</text:p>
              </table:table-cell>
              <table:table-cell office:value-type="float" office:value="3.16318902457656">
                <text:p>3.163189024576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97704048050761">
                <text:p>0.897704048050761</text:p>
              </table:table-cell>
              <table:table-cell office:value-type="float" office:value="0.658221334447711">
                <text:p>0.658221334447711</text:p>
              </table:table-cell>
              <table:table-cell office:value-type="float" office:value="0.682974950184588">
                <text:p>0.682974950184588</text:p>
              </table:table-cell>
              <table:table-cell office:value-type="float" office:value="3.22128497361256">
                <text:p>3.221284973612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30296845422879">
                <text:p>0.930296845422879</text:p>
              </table:table-cell>
              <table:table-cell office:value-type="float" office:value="0.630051391142388">
                <text:p>0.630051391142388</text:p>
              </table:table-cell>
              <table:table-cell office:value-type="float" office:value="0.747380730246287">
                <text:p>0.747380730246287</text:p>
              </table:table-cell>
              <table:table-cell office:value-type="float" office:value="3.28104687336872">
                <text:p>3.281046873368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385929614643">
                <text:p>0.99385929614643</text:p>
              </table:table-cell>
              <table:table-cell office:value-type="float" office:value="0.624323357009221">
                <text:p>0.624323357009221</text:p>
              </table:table-cell>
              <table:table-cell office:value-type="float" office:value="0.72175292520699">
                <text:p>0.72175292520699</text:p>
              </table:table-cell>
              <table:table-cell office:value-type="float" office:value="3.34910437754013">
                <text:p>3.349104377540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78940951591717">
                <text:p>0.878940951591717</text:p>
              </table:table-cell>
              <table:table-cell office:value-type="float" office:value="0.668283388723757">
                <text:p>0.668283388723757</text:p>
              </table:table-cell>
              <table:table-cell office:value-type="float" office:value="0.762641058266736">
                <text:p>0.762641058266736</text:p>
              </table:table-cell>
              <table:table-cell office:value-type="float" office:value="3.38395340302663">
                <text:p>3.383953403026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18884448056597">
                <text:p>0.918884448056597</text:p>
              </table:table-cell>
              <table:table-cell office:value-type="float" office:value="0.741033353768175">
                <text:p>0.741033353768175</text:p>
              </table:table-cell>
              <table:table-cell office:value-type="float" office:value="0.815869835969464">
                <text:p>0.815869835969464</text:p>
              </table:table-cell>
              <table:table-cell office:value-type="float" office:value="3.4125000773491">
                <text:p>3.41250007734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233471296282">
                <text:p>1.0233471296282</text:p>
              </table:table-cell>
              <table:table-cell office:value-type="float" office:value="0.796976528387594">
                <text:p>0.796976528387594</text:p>
              </table:table-cell>
              <table:table-cell office:value-type="float" office:value="0.802308404843316">
                <text:p>0.802308404843316</text:p>
              </table:table-cell>
              <table:table-cell office:value-type="float" office:value="3.46228425775462">
                <text:p>3.462284257754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0262233924735">
                <text:p>1.10262233924735</text:p>
              </table:table-cell>
              <table:table-cell office:value-type="float" office:value="0.843176696280065">
                <text:p>0.843176696280065</text:p>
              </table:table-cell>
              <table:table-cell office:value-type="float" office:value="0.850774850609366">
                <text:p>0.850774850609366</text:p>
              </table:table-cell>
              <table:table-cell office:value-type="float" office:value="3.50282239385585">
                <text:p>3.502822393855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5123190842995">
                <text:p>1.15123190842995</text:p>
              </table:table-cell>
              <table:table-cell office:value-type="float" office:value="0.749117662356322">
                <text:p>0.749117662356322</text:p>
              </table:table-cell>
              <table:table-cell office:value-type="float" office:value="0.917127240842179">
                <text:p>0.917127240842179</text:p>
              </table:table-cell>
              <table:table-cell office:value-type="float" office:value="3.54845392480806">
                <text:p>3.548453924808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8175214790192">
                <text:p>1.18175214790192</text:p>
              </table:table-cell>
              <table:table-cell office:value-type="float" office:value="0.760859573813061">
                <text:p>0.760859573813061</text:p>
              </table:table-cell>
              <table:table-cell office:value-type="float" office:value="0.912960314043116">
                <text:p>0.912960314043116</text:p>
              </table:table-cell>
              <table:table-cell office:value-type="float" office:value="3.58348534777435">
                <text:p>3.583485347774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128744718505">
                <text:p>1.2128744718505</text:p>
              </table:table-cell>
              <table:table-cell office:value-type="float" office:value="1.07881918309885">
                <text:p>1.07881918309885</text:p>
              </table:table-cell>
              <table:table-cell office:value-type="float" office:value="0.913723806388476">
                <text:p>0.913723806388476</text:p>
              </table:table-cell>
              <table:table-cell office:value-type="float" office:value="3.64549597524819">
                <text:p>3.645495975248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9743219004225">
                <text:p>1.19743219004225</text:p>
              </table:table-cell>
              <table:table-cell office:value-type="float" office:value="0.976932011193484">
                <text:p>0.976932011193484</text:p>
              </table:table-cell>
              <table:table-cell office:value-type="float" office:value="0.900208677868403">
                <text:p>0.900208677868403</text:p>
              </table:table-cell>
              <table:table-cell office:value-type="float" office:value="3.67635438919111">
                <text:p>3.676354389191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8089968676623">
                <text:p>1.18089968676623</text:p>
              </table:table-cell>
              <table:table-cell office:value-type="float" office:value="0.889839334367702">
                <text:p>0.889839334367702</text:p>
              </table:table-cell>
              <table:table-cell office:value-type="float" office:value="0.906502046030145">
                <text:p>0.906502046030145</text:p>
              </table:table-cell>
              <table:table-cell office:value-type="float" office:value="3.70385801629784">
                <text:p>3.703858016297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9579729069206">
                <text:p>1.19579729069206</text:p>
              </table:table-cell>
              <table:table-cell office:value-type="float" office:value="0.895869870969237">
                <text:p>0.895869870969237</text:p>
              </table:table-cell>
              <table:table-cell office:value-type="float" office:value="1.00448474097601">
                <text:p>1.00448474097601</text:p>
              </table:table-cell>
              <table:table-cell office:value-type="float" office:value="3.75819271391054">
                <text:p>3.758192713910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0812143019293">
                <text:p>1.20812143019293</text:p>
              </table:table-cell>
              <table:table-cell office:value-type="float" office:value="0.977266212427293">
                <text:p>0.977266212427293</text:p>
              </table:table-cell>
              <table:table-cell office:value-type="float" office:value="0.97230005760461">
                <text:p>0.97230005760461</text:p>
              </table:table-cell>
              <table:table-cell office:value-type="float" office:value="3.78901878345872">
                <text:p>3.789018783458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2318691865304">
                <text:p>1.22318691865304</text:p>
              </table:table-cell>
              <table:table-cell office:value-type="float" office:value="0.957180923386696">
                <text:p>0.957180923386696</text:p>
              </table:table-cell>
              <table:table-cell office:value-type="float" office:value="0.949560763036212">
                <text:p>0.949560763036212</text:p>
              </table:table-cell>
              <table:table-cell office:value-type="float" office:value="3.79440120696539">
                <text:p>3.794401206965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3647679865148">
                <text:p>1.23647679865148</text:p>
              </table:table-cell>
              <table:table-cell office:value-type="float" office:value="0.907223197408704">
                <text:p>0.907223197408704</text:p>
              </table:table-cell>
              <table:table-cell office:value-type="float" office:value="1.03250594243681">
                <text:p>1.03250594243681</text:p>
              </table:table-cell>
              <table:table-cell office:value-type="float" office:value="3.82261958279708">
                <text:p>3.822619582797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3231724454098">
                <text:p>1.33231724454098</text:p>
              </table:table-cell>
              <table:table-cell office:value-type="float" office:value="0.899979094877029">
                <text:p>0.899979094877029</text:p>
              </table:table-cell>
              <table:table-cell office:value-type="float" office:value="1.02881110568336">
                <text:p>1.02881110568336</text:p>
              </table:table-cell>
              <table:table-cell office:value-type="float" office:value="3.86014504111393">
                <text:p>3.860145041113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4207657395198">
                <text:p>1.24207657395198</text:p>
              </table:table-cell>
              <table:table-cell office:value-type="float" office:value="0.968907695597085">
                <text:p>0.968907695597085</text:p>
              </table:table-cell>
              <table:table-cell office:value-type="float" office:value="1.02042343866936">
                <text:p>1.02042343866936</text:p>
              </table:table-cell>
              <table:table-cell office:value-type="float" office:value="3.88852200761331">
                <text:p>3.888522007613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9428541620607">
                <text:p>1.29428541620607</text:p>
              </table:table-cell>
              <table:table-cell office:value-type="float" office:value="1.02312071051984">
                <text:p>1.02312071051984</text:p>
              </table:table-cell>
              <table:table-cell office:value-type="float" office:value="1.13893394025692">
                <text:p>1.13893394025692</text:p>
              </table:table-cell>
              <table:table-cell office:value-type="float" office:value="3.92866652591739">
                <text:p>3.928666525917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858407455371">
                <text:p>1.2858407455371</text:p>
              </table:table-cell>
              <table:table-cell office:value-type="float" office:value="1.20185030216181">
                <text:p>1.20185030216181</text:p>
              </table:table-cell>
              <table:table-cell office:value-type="float" office:value="1.11832425971388">
                <text:p>1.11832425971388</text:p>
              </table:table-cell>
              <table:table-cell office:value-type="float" office:value="3.96579182747692">
                <text:p>3.9657918274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8847280059978">
                <text:p>1.28847280059978</text:p>
              </table:table-cell>
              <table:table-cell office:value-type="float" office:value="1.11765900387581">
                <text:p>1.11765900387581</text:p>
              </table:table-cell>
              <table:table-cell office:value-type="float" office:value="1.09709411484155">
                <text:p>1.09709411484155</text:p>
              </table:table-cell>
              <table:table-cell office:value-type="float" office:value="4.01439251222066">
                <text:p>4.014392512220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2483988794523">
                <text:p>1.32483988794523</text:p>
              </table:table-cell>
              <table:table-cell office:value-type="float" office:value="1.12311303917333">
                <text:p>1.12311303917333</text:p>
              </table:table-cell>
              <table:table-cell office:value-type="float" office:value="1.16808774529868">
                <text:p>1.16808774529868</text:p>
              </table:table-cell>
              <table:table-cell office:value-type="float" office:value="4.04428577673313">
                <text:p>4.044285776733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912800285918">
                <text:p>1.2912800285918</text:p>
              </table:table-cell>
              <table:table-cell office:value-type="float" office:value="1.11049206723062">
                <text:p>1.11049206723062</text:p>
              </table:table-cell>
              <table:table-cell office:value-type="float" office:value="1.13171167167126">
                <text:p>1.13171167167126</text:p>
              </table:table-cell>
              <table:table-cell office:value-type="float" office:value="4.08590060633633">
                <text:p>4.085900606336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2068207019907">
                <text:p>1.32068207019907</text:p>
              </table:table-cell>
              <table:table-cell office:value-type="float" office:value="1.10289656916729">
                <text:p>1.10289656916729</text:p>
              </table:table-cell>
              <table:table-cell office:value-type="float" office:value="1.11897528929507">
                <text:p>1.11897528929507</text:p>
              </table:table-cell>
              <table:table-cell office:value-type="float" office:value="4.10439853283676">
                <text:p>4.104398532836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0193022305069">
                <text:p>1.30193022305069</text:p>
              </table:table-cell>
              <table:table-cell office:value-type="float" office:value="1.19531005029791">
                <text:p>1.19531005029791</text:p>
              </table:table-cell>
              <table:table-cell office:value-type="float" office:value="1.15780720541517">
                <text:p>1.15780720541517</text:p>
              </table:table-cell>
              <table:table-cell office:value-type="float" office:value="4.1310805179765">
                <text:p>4.13108051797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4815293078228">
                <text:p>1.34815293078228</text:p>
              </table:table-cell>
              <table:table-cell office:value-type="float" office:value="1.15195178870727">
                <text:p>1.15195178870727</text:p>
              </table:table-cell>
              <table:table-cell office:value-type="float" office:value="1.1461714629551">
                <text:p>1.1461714629551</text:p>
              </table:table-cell>
              <table:table-cell office:value-type="float" office:value="4.16186129017227">
                <text:p>4.161861290172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8742720253412">
                <text:p>1.38742720253412</text:p>
              </table:table-cell>
              <table:table-cell office:value-type="float" office:value="1.27119781638435">
                <text:p>1.27119781638435</text:p>
              </table:table-cell>
              <table:table-cell office:value-type="float" office:value="1.17380957271778">
                <text:p>1.17380957271778</text:p>
              </table:table-cell>
              <table:table-cell office:value-type="float" office:value="4.22110892977883">
                <text:p>4.221108929778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740991680366">
                <text:p>1.3740991680366</text:p>
              </table:table-cell>
              <table:table-cell office:value-type="float" office:value="1.16419517231591">
                <text:p>1.16419517231591</text:p>
              </table:table-cell>
              <table:table-cell office:value-type="float" office:value="1.13193929521042">
                <text:p>1.13193929521042</text:p>
              </table:table-cell>
              <table:table-cell office:value-type="float" office:value="4.2001659888816">
                <text:p>4.20016598888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9147322812156">
                <text:p>1.39147322812156</text:p>
              </table:table-cell>
              <table:table-cell office:value-type="float" office:value="1.19501356287583">
                <text:p>1.19501356287583</text:p>
              </table:table-cell>
              <table:table-cell office:value-type="float" office:value="1.23944964145717">
                <text:p>1.23944964145717</text:p>
              </table:table-cell>
              <table:table-cell office:value-type="float" office:value="4.23106698313917">
                <text:p>4.231066983139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587662301562">
                <text:p>1.4587662301562</text:p>
              </table:table-cell>
              <table:table-cell office:value-type="float" office:value="1.17896256644309">
                <text:p>1.17896256644309</text:p>
              </table:table-cell>
              <table:table-cell office:value-type="float" office:value="1.21281594410655">
                <text:p>1.21281594410655</text:p>
              </table:table-cell>
              <table:table-cell office:value-type="float" office:value="4.26471426447384">
                <text:p>4.264714264473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41777385038338">
                <text:p>1.41777385038338</text:p>
              </table:table-cell>
              <table:table-cell office:value-type="float" office:value="1.20112116406799">
                <text:p>1.20112116406799</text:p>
              </table:table-cell>
              <table:table-cell office:value-type="float" office:value="1.20219123869658">
                <text:p>1.20219123869658</text:p>
              </table:table-cell>
              <table:table-cell office:value-type="float" office:value="4.29908794219921">
                <text:p>4.299087942199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489844265948">
                <text:p>1.4489844265948</text:p>
              </table:table-cell>
              <table:table-cell office:value-type="float" office:value="1.29161967410334">
                <text:p>1.29161967410334</text:p>
              </table:table-cell>
              <table:table-cell office:value-type="float" office:value="1.27939086034497">
                <text:p>1.27939086034497</text:p>
              </table:table-cell>
              <table:table-cell office:value-type="float" office:value="4.3250436165647">
                <text:p>4.32504361656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428574566651">
                <text:p>1.4428574566651</text:p>
              </table:table-cell>
              <table:table-cell office:value-type="float" office:value="1.21654063307244">
                <text:p>1.21654063307244</text:p>
              </table:table-cell>
              <table:table-cell office:value-type="float" office:value="1.18623285029519">
                <text:p>1.18623285029519</text:p>
              </table:table-cell>
              <table:table-cell office:value-type="float" office:value="4.35268276297188">
                <text:p>4.352682762971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